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275.81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Mouser Lin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2,54/1,1</text:p>
          </table:table-cell>
          <table:table-cell office:value-type="string" calcext:value-type="string">
            <text:p>I+, I-, U+, U-</text:p>
          </table:table-cell>
          <table:table-cell table:style-name="Default"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P1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UART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12</text:p>
          </table:table-cell>
          <table:table-cell office:value-type="string" calcext:value-type="string">
            <text:p>2X12</text:p>
          </table:table-cell>
          <table:table-cell office:value-type="string" calcext:value-type="string">
            <text:p>JP2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TC2030-MCP</text:p>
          </table:table-cell>
          <table:table-cell office:value-type="string" calcext:value-type="string">
            <text:p>J1</text:p>
          </table:table-cell>
          <table:table-cell table:style-name="Default"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18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7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1, C18, C21, C22, C23, C24, C25, C27, C28, C34, C38, C39, C51, C52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, R8, R10, R11, R14, R16, R29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3, C16</text:p>
          </table:table-cell>
          <table:table-cell office:value-type="string" calcext:value-type="string">
            <text:p><text:a xlink:href="https://www.mouser.de/ProductDetail/Yageo/CC0603JRNPO9BN100?qs=sGAEpiMZZMs0AnBnWHyRQDvo%2FxRt9F0%2FCvOcw123GhM%3D" xlink:type="simple">CC0603JRNPO9BN100</text:a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K</text:p>
          </table:table-cell>
          <table:table-cell office:value-type="string" calcext:value-type="string">
            <text:p>C1206K</text:p>
          </table:table-cell>
          <table:table-cell office:value-type="string" calcext:value-type="string">
            <text:p>C42, C43, C44, C49, C50</text:p>
          </table:table-cell>
          <table:table-cell office:value-type="string" calcext:value-type="string">
            <text:p><text:a xlink:href="https://www.mouser.de/ProductDetail/Taiyo-Yuden/TMK316BJ106ML-T?qs=sGAEpiMZZMs0AnBnWHyRQAEIN6r3SS%2FOEv94RhJ9Jno%3D" xlink:type="simple">TMK316BJ106ML-T</text:a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1206K</text:p>
          </table:table-cell>
          <table:table-cell office:value-type="string" calcext:value-type="string">
            <text:p>C1206K</text:p>
          </table:table-cell>
          <table:table-cell office:value-type="string" calcext:value-type="string">
            <text:p>C3, C4, C17, C32, C33</text:p>
          </table:table-cell>
          <table:table-cell office:value-type="string" calcext:value-type="string">
            <text:p><text:a xlink:href="https://www.mouser.de/ProductDetail/Taiyo-Yuden/TMK316BJ106ML-T?qs=sGAEpiMZZMs0AnBnWHyRQAEIN6r3SS%2FOEv94RhJ9Jno%3D" xlink:type="simple">TMK316BJ106ML-T</text:a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-EUC1206K</text:p>
          </table:table-cell>
          <table:table-cell office:value-type="string" calcext:value-type="string">
            <text:p>C1206K</text:p>
          </table:table-cell>
          <table:table-cell office:value-type="string" calcext:value-type="string">
            <text:p>C7, C8, C19, C20, C26</text:p>
          </table:table-cell>
          <table:table-cell office:value-type="string" calcext:value-type="string">
            <text:p><text:a xlink:href="https://www.mouser.de/ProductDetail/Taiyo-Yuden/TMK316BJ106ML-T?qs=sGAEpiMZZMs0AnBnWHyRQAEIN6r3SS%2FOEv94RhJ9Jno%3D" xlink:type="simple">TMK316BJ106ML-T</text:a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4, C15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12, R13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 0.01% 2ppm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<text:a xlink:href="https://www.mouser.de/ProductDetail/Susumu/RG2012L-102-L-T05?qs=sGAEpiMZZMu61qfTUdNhG%2F1rpub7CGecjas%2F5Fz6UI8%3D" xlink:type="simple">RG2012L-102-L-T05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2, C29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1, R22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6, R30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5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DIODE-SOD123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a xlink:href="https://www.mouser.de/ProductDetail/ON-Semiconductor/MMSD4148T3G?qs=sGAEpiMZZMtoHjESLttvkpH5EyJOXmERj4ShEcCYBkI%3D" xlink:type="simple">MMSD4148T3G</text:a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, C6, C9, C10</text:p>
          </table:table-cell>
          <table:table-cell office:value-type="string" calcext:value-type="string">
            <text:p><text:a xlink:href="https://www.mouser.de/ProductDetail/Yageo/CC0603ZRY5V7BB474?qs=sGAEpiMZZMs0AnBnWHyRQNuPyVZsu4yRRopAdJyUfwM%3D" xlink:type="simple">CC0603ZRY5V7BB474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p/3kV</text:p>
          </table:table-cell>
          <table:table-cell office:value-type="string" calcext:value-type="string">
            <text:p>C-EUC1812</text:p>
          </table:table-cell>
          <table:table-cell office:value-type="string" calcext:value-type="string">
            <text:p>C181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<text:a xlink:href="https://www.mouser.de/ProductDetail/Wurth-Elektronik/885352211001?qs=sGAEpiMZZMs0AnBnWHyRQLdZmHBztYFCpG3SA3o32DGAmLYGppbR9Q%3D%3D" xlink:type="simple">885352211001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a xlink:href="https://www.mouser.de/ProductDetail/Taiyo-Yuden/EMK107ABJ475MA-T?qs=sGAEpiMZZMs0AnBnWHyRQIHQ3Mw87cdocxM1l%2FIik0b04o35VWAqtQ%3D%3D" xlink:type="simple">EMK107ABJ475MA-T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5941</text:p>
          </table:table-cell>
          <table:table-cell office:value-type="string" calcext:value-type="string">
            <text:p>QFN50P700X700X80-49T510N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a xlink:href="https://www.mouser.de/ProductDetail/Analog-Devices/AD5941BCPZ-RL7?qs=sGAEpiMZZMsG1k5vdNM%2Fc%252BkEDN8TZiDfxsN9CCTTGaQ%3D" xlink:type="simple">AD5941BCPZ-RL7</text:a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116</text:p>
          </table:table-cell>
          <table:table-cell office:value-type="string" calcext:value-type="string">
            <text:p>DIODE-SOD123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<text:a xlink:href="https://www.mouser.de/ProductDetail/Nexperia/BAS116GWJ?qs=sGAEpiMZZMup8ZLti7BNC2P9uKMuJnhAVBAhoKlP5n8%3D" xlink:type="simple">BAS116GWJ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M-1203(42)</text:p>
          </table:table-cell>
          <table:table-cell table:number-columns-repeated="2" office:value-type="string" calcext:value-type="string">
            <text:p>F/QMBIII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<text:a xlink:href="https://www.mouser.de/ProductDetail/CUI-Devices/CEM-120142?qs=sGAEpiMZZMsK322k1rNFfZHJ8qrvjvjqxP%2Fi0KXsiROYDd48eGQfAg%3D%3D" xlink:type="simple">CEM-1201(42)</text:a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A-128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<text:a xlink:href="https://www.mouser.de/ProductDetail/Epson-Timing/FA-128-320000MF10Z-AJ5?qs=sGAEpiMZZMve4%2FbfQkoj%252BHiC6j5TbzGp%2FtWiRyk6epY%3D" xlink:type="simple">FA-128 32.0000MF10Z-AJ5</text:a></text:p>
          </table:table-cell>
          <table:table-cell table:style-name="ce1" office:value-type="string" calcext:value-type="string">
            <text:p><text:a xlink:href="https://www.mouser.de/ProductDetail/Epson-Timing/FA-128-160000MF10Z-AC0?qs=sGAEpiMZZMve4%2FbfQkoj%252BGBXfFNXJdpWcJkS3OSf07g%3D" xlink:type="simple">FA-128 16.0000MF10Z-AC0</text:a>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3, L5, L9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_SHIELD4P-85-32004-00X</text:p>
          </table:table-cell>
          <table:table-cell office:value-type="string" calcext:value-type="string">
            <text:p>85-32004-00X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<text:a xlink:href="https://www.mouser.de/ProductDetail/Stewart-Connector-Bel/SS-52300-001?qs=sGAEpiMZZMulM8LPOQ%252BykzSQWeMShX%2FGBdnPcEw6W1Osw4255nP8nw%3D%3D" xlink:type="simple">SS-52300-001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PA237N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<text:a xlink:href="https://www.mouser.de/ProductDetail/Texas-Instruments/OPA237NA-3K?qs=sGAEpiMZZMtCHixnSjNA6G1EosyAtlRseg9KaQR4bfQ%3D" xlink:type="simple">OPA237NA/3K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INSMART_TFT_3.2V</text:p>
          </table:table-cell>
          <table:table-cell office:value-type="string" calcext:value-type="string">
            <text:p>SAINSMART_ANGLED</text:p>
          </table:table-cell>
          <table:table-cell office:value-type="string" calcext:value-type="string">
            <text:p>DISPLAY</text:p>
          </table:table-cell>
          <table:table-cell table:style-name="Default"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8651EB-B-IU</text:p>
          </table:table-cell>
          <table:table-cell office:value-type="string" calcext:value-type="string">
            <text:p>SOP63P600X175-16N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<text:a xlink:href="https://www.mouser.de/ProductDetail/Silicon-Labs/SI8651EB-B-IU?qs=sGAEpiMZZMssyD0wnx%2FymBptqwsKUoFZGvDMz2Nq18O%2FyztAawTq8Q%3D%3D" xlink:type="simple">SI8651EB-B-IU</text:a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RN5020TA-100M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L1, L2, L4</text:p>
          </table:table-cell>
          <table:table-cell office:value-type="string" calcext:value-type="string">
            <text:p><text:a xlink:href="https://www.mouser.de/ProductDetail/Bourns/SRN5020TA-150M?qs=sGAEpiMZZMsg%252By3WlYCkUwWVs%252BZAfRN3s2tFimx0rPw%3D" xlink:type="simple">SRN5020TA-150M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303VCT</text:p>
          </table:table-cell>
          <table:table-cell office:value-type="string" calcext:value-type="string">
            <text:p>LQFP100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<text:a xlink:href="https://www.mouser.de/ProductDetail/STMicroelectronics/STM32F303VET6?qs=sGAEpiMZZMuTlc58v6LktlxOjIjVQNk9WOXWjZnstYA%3D" xlink:type="simple">STM32F303VET6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A-1 0512</text:p>
          </table:table-cell>
          <table:table-cell office:value-type="string" calcext:value-type="string">
            <text:p>TME0505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<text:a xlink:href="https://www.mouser.de/ProductDetail/TRACO-Power/TBA-1-0512?qs=sGAEpiMZZMvGsmoEFRKS8Koqt8Pjkl39M7dS0gyhmrRlLCLULAHkrg%3D%3D" xlink:type="simple">TBA 1-0512</text:a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REG-TS1117CW-3V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2, IC9</text:p>
          </table:table-cell>
          <table:table-cell office:value-type="string" calcext:value-type="string">
            <text:p><text:a xlink:href="https://www.mouser.de/ProductDetail/Taiwan-Semiconductor/TS1117BCW33-RPG?qs=sGAEpiMZZMsGz1a6aV8DcPa5ESIhWVHVk5s5AX5FO1A%3D" xlink:type="simple">TS1117BCW33 RPG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7:38:09.040449560</dc:date>
    <meta:editing-duration>PT26M46S</meta:editing-duration>
    <meta:editing-cycles>1</meta:editing-cycles>
    <meta:generator>LibreOffice/6.0.7.3$Linux_X86_64 LibreOffice_project/00m0$Build-3</meta:generator>
    <meta:document-statistic meta:table-count="1" meta:cell-count="242" meta:object-count="0"/>
  </office:meta>
</office:document-meta>
</file>